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32.28mm"/>
    </style:style>
    <style:style style:name="co3" style:family="table-column">
      <style:table-column-properties fo:break-before="auto" style:column-width="28.2mm"/>
    </style:style>
    <style:style style:name="co4" style:family="table-column">
      <style:table-column-properties fo:break-before="auto" style:column-width="30.23mm"/>
    </style:style>
    <style:style style:name="co5" style:family="table-column">
      <style:table-column-properties fo:break-before="auto" style:column-width="121.46mm"/>
    </style:style>
    <style:style style:name="co6" style:family="table-column">
      <style:table-column-properties fo:break-before="auto" style:column-width="110.5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81mm"/>
    </style:style>
    <style:style style:name="co9" style:family="table-column">
      <style:table-column-properties fo:break-before="auto" style:column-width="3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LP 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Zturn</text:p>
          </table:table-cell>
          <table:table-cell table:style-name="ce1" office:value-type="string" calcext:value-type="string">
            <text:p>DLP</text:p>
          </table:table-cell>
          <table:table-cell table:style-name="ce1" office:value-type="string" calcext:value-type="string">
            <text:p>IOSTANDARD</text:p>
          </table:table-cell>
          <table:table-cell table:style-name="ce1" office:value-type="string" calcext:value-type="string">
            <text:p>PACKAGE_PIN</text:p>
          </table:table-cell>
          <table:table-cell table:style-name="ce1" office:value-type="string" calcext:value-type="string">
            <text:p>IOSTANDARD set_property</text:p>
          </table:table-cell>
          <table:table-cell table:style-name="ce1" office:value-type="string" calcext:value-type="string">
            <text:p>PACKAGE_PIN set_propert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string" calcext:value-type="string">
            <text:p>PDM_CVS_TE_B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H17</text:p>
          </table:table-cell>
          <table:table-cell table:formula="of:=COM.MICROSOFT.CONCAT(&quot;set_property IOSTANDARD {&quot;;[.C2];&quot; [get_ports &quot;;[.B2];&quot;}]&quot;)" office:value-type="string" office:string-value="set_property IOSTANDARD {LVCMOS33 [get_ports PDM_CVS_TE_B}]" calcext:value-type="string">
            <text:p>set_property IOSTANDARD {LVCMOS33 [get_ports PDM_CVS_TE_B}]</text:p>
          </table:table-cell>
          <table:table-cell table:formula="of:=COM.MICROSOFT.CONCAT(&quot;set_property PACKAGE_PIN &quot;;[.D2];&quot; [get_ports {&quot;;[.B2];&quot;}]&quot;)" office:value-type="string" office:string-value="set_property PACKAGE_PIN H17 [get_ports {PDM_CVS_TE_B}]" calcext:value-type="string">
            <text:p>set_property PACKAGE_PIN H17 [get_ports {PDM_CVS_TE_B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13_LP15</text:p>
          </table:table-cell>
          <table:table-cell office:value-type="string" calcext:value-type="string">
            <text:p>HSYNC_B</text:p>
          </table:table-cell>
          <table:table-cell office:value-type="string" calcext:value-type="string">
            <text:p>LVCMOS34</text:p>
          </table:table-cell>
          <table:table-cell office:value-type="string" calcext:value-type="string">
            <text:p>F19</text:p>
          </table:table-cell>
          <table:table-cell table:formula="of:=COM.MICROSOFT.CONCAT(&quot;set_property IOSTANDARD {&quot;;[.C3];&quot; [get_ports &quot;;[.B3];&quot;}]&quot;)" office:value-type="string" office:string-value="set_property IOSTANDARD {LVCMOS34 [get_ports HSYNC_B}]" calcext:value-type="string">
            <text:p>set_property IOSTANDARD {LVCMOS34 [get_ports HSYNC_B}]</text:p>
          </table:table-cell>
          <table:table-cell table:formula="of:=COM.MICROSOFT.CONCAT(&quot;set_property PACKAGE_PIN &quot;;[.D3];&quot; [get_ports {&quot;;[.B3];&quot;}]&quot;)" office:value-type="string" office:string-value="set_property PACKAGE_PIN F19 [get_ports {HSYNC_B}]" calcext:value-type="string">
            <text:p>set_property PACKAGE_PIN F19 [get_ports {HSYNC_B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string" calcext:value-type="string">
            <text:p>VSYNC_B</text:p>
          </table:table-cell>
          <table:table-cell office:value-type="string" calcext:value-type="string">
            <text:p>LVCMOS35</text:p>
          </table:table-cell>
          <table:table-cell office:value-type="string" calcext:value-type="string">
            <text:p>F20</text:p>
          </table:table-cell>
          <table:table-cell table:formula="of:=COM.MICROSOFT.CONCAT(&quot;set_property IOSTANDARD {&quot;;[.C4];&quot; [get_ports &quot;;[.B4];&quot;}]&quot;)" office:value-type="string" office:string-value="set_property IOSTANDARD {LVCMOS35 [get_ports VSYNC_B}]" calcext:value-type="string">
            <text:p>set_property IOSTANDARD {LVCMOS35 [get_ports VSYNC_B}]</text:p>
          </table:table-cell>
          <table:table-cell table:formula="of:=COM.MICROSOFT.CONCAT(&quot;set_property PACKAGE_PIN &quot;;[.D4];&quot; [get_ports {&quot;;[.B4];&quot;}]&quot;)" office:value-type="string" office:string-value="set_property PACKAGE_PIN F20 [get_ports {VSYNC_B}]" calcext:value-type="string">
            <text:p>set_property PACKAGE_PIN F20 [get_ports {VSYNC_B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P2</text:p>
          </table:table-cell>
          <table:table-cell office:value-type="string" calcext:value-type="string">
            <text:p>DATEN_B</text:p>
          </table:table-cell>
          <table:table-cell office:value-type="string" calcext:value-type="string">
            <text:p>LVCMOS36</text:p>
          </table:table-cell>
          <table:table-cell office:value-type="string" calcext:value-type="string">
            <text:p>T12</text:p>
          </table:table-cell>
          <table:table-cell table:formula="of:=COM.MICROSOFT.CONCAT(&quot;set_property IOSTANDARD {&quot;;[.C5];&quot; [get_ports &quot;;[.B5];&quot;}]&quot;)" office:value-type="string" office:string-value="set_property IOSTANDARD {LVCMOS36 [get_ports DATEN_B}]" calcext:value-type="string">
            <text:p>set_property IOSTANDARD {LVCMOS36 [get_ports DATEN_B}]</text:p>
          </table:table-cell>
          <table:table-cell table:formula="of:=COM.MICROSOFT.CONCAT(&quot;set_property PACKAGE_PIN &quot;;[.D5];&quot; [get_ports {&quot;;[.B5];&quot;}]&quot;)" office:value-type="string" office:string-value="set_property PACKAGE_PIN T12 [get_ports {DATEN_B}]" calcext:value-type="string">
            <text:p>set_property PACKAGE_PIN T12 [get_ports {DATEN_B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string" calcext:value-type="string">
            <text:p>3DR_B</text:p>
          </table:table-cell>
          <table:table-cell office:value-type="string" calcext:value-type="string">
            <text:p>LVCMOS37</text:p>
          </table:table-cell>
          <table:table-cell office:value-type="string" calcext:value-type="string">
            <text:p>U12</text:p>
          </table:table-cell>
          <table:table-cell table:formula="of:=COM.MICROSOFT.CONCAT(&quot;set_property IOSTANDARD {&quot;;[.C6];&quot; [get_ports &quot;;[.B6];&quot;}]&quot;)" office:value-type="string" office:string-value="set_property IOSTANDARD {LVCMOS37 [get_ports 3DR_B}]" calcext:value-type="string">
            <text:p>set_property IOSTANDARD {LVCMOS37 [get_ports 3DR_B}]</text:p>
          </table:table-cell>
          <table:table-cell table:formula="of:=COM.MICROSOFT.CONCAT(&quot;set_property PACKAGE_PIN &quot;;[.D6];&quot; [get_ports {&quot;;[.B6];&quot;}]&quot;)" office:value-type="string" office:string-value="set_property PACKAGE_PIN U12 [get_ports {3DR_B}]" calcext:value-type="string">
            <text:p>set_property PACKAGE_PIN U12 [get_ports {3DR_B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0</text:p>
          </table:table-cell>
          <table:table-cell office:value-type="string" calcext:value-type="string">
            <text:p>PDAT_B[0]</text:p>
          </table:table-cell>
          <table:table-cell office:value-type="string" calcext:value-type="string">
            <text:p>LVCMOS38</text:p>
          </table:table-cell>
          <table:table-cell office:value-type="string" calcext:value-type="string">
            <text:p>T16</text:p>
          </table:table-cell>
          <table:table-cell table:formula="of:=COM.MICROSOFT.CONCAT(&quot;set_property IOSTANDARD {&quot;;[.C7];&quot; [get_ports &quot;;[.B7];&quot;}]&quot;)" office:value-type="string" office:string-value="set_property IOSTANDARD {LVCMOS38 [get_ports PDAT_B[0]}]" calcext:value-type="string">
            <text:p>set_property IOSTANDARD {LVCMOS38 [get_ports PDAT_B[0]}]</text:p>
          </table:table-cell>
          <table:table-cell table:formula="of:=COM.MICROSOFT.CONCAT(&quot;set_property PACKAGE_PIN &quot;;[.D7];&quot; [get_ports {&quot;;[.B7];&quot;}]&quot;)" office:value-type="string" office:string-value="set_property PACKAGE_PIN T16 [get_ports {PDAT_B[0]}]" calcext:value-type="string">
            <text:p>set_property PACKAGE_PIN T16 [get_ports {PDAT_B[0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</text:p>
          </table:table-cell>
          <table:table-cell office:value-type="string" calcext:value-type="string">
            <text:p>PDAT_B[1]</text:p>
          </table:table-cell>
          <table:table-cell office:value-type="string" calcext:value-type="string">
            <text:p>LVCMOS39</text:p>
          </table:table-cell>
          <table:table-cell office:value-type="string" calcext:value-type="string">
            <text:p>U17</text:p>
          </table:table-cell>
          <table:table-cell table:formula="of:=COM.MICROSOFT.CONCAT(&quot;set_property IOSTANDARD {&quot;;[.C8];&quot; [get_ports &quot;;[.B8];&quot;}]&quot;)" office:value-type="string" office:string-value="set_property IOSTANDARD {LVCMOS39 [get_ports PDAT_B[1]}]" calcext:value-type="string">
            <text:p>set_property IOSTANDARD {LVCMOS39 [get_ports PDAT_B[1]}]</text:p>
          </table:table-cell>
          <table:table-cell table:formula="of:=COM.MICROSOFT.CONCAT(&quot;set_property PACKAGE_PIN &quot;;[.D8];&quot; [get_ports {&quot;;[.B8];&quot;}]&quot;)" office:value-type="string" office:string-value="set_property PACKAGE_PIN U17 [get_ports {PDAT_B[1]}]" calcext:value-type="string">
            <text:p>set_property PACKAGE_PIN U17 [get_ports {PDAT_B[1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2</text:p>
          </table:table-cell>
          <table:table-cell office:value-type="string" calcext:value-type="string">
            <text:p>PDAT_B[2]</text:p>
          </table:table-cell>
          <table:table-cell office:value-type="string" calcext:value-type="string">
            <text:p>LVCMOS40</text:p>
          </table:table-cell>
          <table:table-cell office:value-type="string" calcext:value-type="string">
            <text:p>V15</text:p>
          </table:table-cell>
          <table:table-cell table:formula="of:=COM.MICROSOFT.CONCAT(&quot;set_property IOSTANDARD {&quot;;[.C9];&quot; [get_ports &quot;;[.B9];&quot;}]&quot;)" office:value-type="string" office:string-value="set_property IOSTANDARD {LVCMOS40 [get_ports PDAT_B[2]}]" calcext:value-type="string">
            <text:p>set_property IOSTANDARD {LVCMOS40 [get_ports PDAT_B[2]}]</text:p>
          </table:table-cell>
          <table:table-cell table:formula="of:=COM.MICROSOFT.CONCAT(&quot;set_property PACKAGE_PIN &quot;;[.D9];&quot; [get_ports {&quot;;[.B9];&quot;}]&quot;)" office:value-type="string" office:string-value="set_property PACKAGE_PIN V15 [get_ports {PDAT_B[2]}]" calcext:value-type="string">
            <text:p>set_property PACKAGE_PIN V15 [get_ports {PDAT_B[2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3</text:p>
          </table:table-cell>
          <table:table-cell office:value-type="string" calcext:value-type="string">
            <text:p>PDAT_B[3]</text:p>
          </table:table-cell>
          <table:table-cell office:value-type="string" calcext:value-type="string">
            <text:p>LVCMOS41</text:p>
          </table:table-cell>
          <table:table-cell office:value-type="string" calcext:value-type="string">
            <text:p>W15</text:p>
          </table:table-cell>
          <table:table-cell table:formula="of:=COM.MICROSOFT.CONCAT(&quot;set_property IOSTANDARD {&quot;;[.C10];&quot; [get_ports &quot;;[.B10];&quot;}]&quot;)" office:value-type="string" office:string-value="set_property IOSTANDARD {LVCMOS41 [get_ports PDAT_B[3]}]" calcext:value-type="string">
            <text:p>set_property IOSTANDARD {LVCMOS41 [get_ports PDAT_B[3]}]</text:p>
          </table:table-cell>
          <table:table-cell table:formula="of:=COM.MICROSOFT.CONCAT(&quot;set_property PACKAGE_PIN &quot;;[.D10];&quot; [get_ports {&quot;;[.B10];&quot;}]&quot;)" office:value-type="string" office:string-value="set_property PACKAGE_PIN W15 [get_ports {PDAT_B[3]}]" calcext:value-type="string">
            <text:p>set_property PACKAGE_PIN W15 [get_ports {PDAT_B[3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4</text:p>
          </table:table-cell>
          <table:table-cell office:value-type="string" calcext:value-type="string">
            <text:p>PDAT_B[4]</text:p>
          </table:table-cell>
          <table:table-cell office:value-type="string" calcext:value-type="string">
            <text:p>LVCMOS42</text:p>
          </table:table-cell>
          <table:table-cell office:value-type="string" calcext:value-type="string">
            <text:p>U18</text:p>
          </table:table-cell>
          <table:table-cell table:formula="of:=COM.MICROSOFT.CONCAT(&quot;set_property IOSTANDARD {&quot;;[.C11];&quot; [get_ports &quot;;[.B11];&quot;}]&quot;)" office:value-type="string" office:string-value="set_property IOSTANDARD {LVCMOS42 [get_ports PDAT_B[4]}]" calcext:value-type="string">
            <text:p>set_property IOSTANDARD {LVCMOS42 [get_ports PDAT_B[4]}]</text:p>
          </table:table-cell>
          <table:table-cell table:formula="of:=COM.MICROSOFT.CONCAT(&quot;set_property PACKAGE_PIN &quot;;[.D11];&quot; [get_ports {&quot;;[.B11];&quot;}]&quot;)" office:value-type="string" office:string-value="set_property PACKAGE_PIN U18 [get_ports {PDAT_B[4]}]" calcext:value-type="string">
            <text:p>set_property PACKAGE_PIN U18 [get_ports {PDAT_B[4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5</text:p>
          </table:table-cell>
          <table:table-cell office:value-type="string" calcext:value-type="string">
            <text:p>PDAT_B[5]</text:p>
          </table:table-cell>
          <table:table-cell office:value-type="string" calcext:value-type="string">
            <text:p>LVCMOS43</text:p>
          </table:table-cell>
          <table:table-cell office:value-type="string" calcext:value-type="string">
            <text:p>U19</text:p>
          </table:table-cell>
          <table:table-cell table:formula="of:=COM.MICROSOFT.CONCAT(&quot;set_property IOSTANDARD {&quot;;[.C12];&quot; [get_ports &quot;;[.B12];&quot;}]&quot;)" office:value-type="string" office:string-value="set_property IOSTANDARD {LVCMOS43 [get_ports PDAT_B[5]}]" calcext:value-type="string">
            <text:p>set_property IOSTANDARD {LVCMOS43 [get_ports PDAT_B[5]}]</text:p>
          </table:table-cell>
          <table:table-cell table:formula="of:=COM.MICROSOFT.CONCAT(&quot;set_property PACKAGE_PIN &quot;;[.D12];&quot; [get_ports {&quot;;[.B12];&quot;}]&quot;)" office:value-type="string" office:string-value="set_property PACKAGE_PIN U19 [get_ports {PDAT_B[5]}]" calcext:value-type="string">
            <text:p>set_property PACKAGE_PIN U19 [get_ports {PDAT_B[5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6</text:p>
          </table:table-cell>
          <table:table-cell office:value-type="string" calcext:value-type="string">
            <text:p>PDAT_B[6]</text:p>
          </table:table-cell>
          <table:table-cell office:value-type="string" calcext:value-type="string">
            <text:p>LVCMOS44</text:p>
          </table:table-cell>
          <table:table-cell office:value-type="string" calcext:value-type="string">
            <text:p>N18</text:p>
          </table:table-cell>
          <table:table-cell table:formula="of:=COM.MICROSOFT.CONCAT(&quot;set_property IOSTANDARD {&quot;;[.C13];&quot; [get_ports &quot;;[.B13];&quot;}]&quot;)" office:value-type="string" office:string-value="set_property IOSTANDARD {LVCMOS44 [get_ports PDAT_B[6]}]" calcext:value-type="string">
            <text:p>set_property IOSTANDARD {LVCMOS44 [get_ports PDAT_B[6]}]</text:p>
          </table:table-cell>
          <table:table-cell table:formula="of:=COM.MICROSOFT.CONCAT(&quot;set_property PACKAGE_PIN &quot;;[.D13];&quot; [get_ports {&quot;;[.B13];&quot;}]&quot;)" office:value-type="string" office:string-value="set_property PACKAGE_PIN N18 [get_ports {PDAT_B[6]}]" calcext:value-type="string">
            <text:p>set_property PACKAGE_PIN N18 [get_ports {PDAT_B[6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7</text:p>
          </table:table-cell>
          <table:table-cell office:value-type="string" calcext:value-type="string">
            <text:p>PDAT_B[7]</text:p>
          </table:table-cell>
          <table:table-cell office:value-type="string" calcext:value-type="string">
            <text:p>LVCMOS45</text:p>
          </table:table-cell>
          <table:table-cell office:value-type="string" calcext:value-type="string">
            <text:p>P19</text:p>
          </table:table-cell>
          <table:table-cell table:formula="of:=COM.MICROSOFT.CONCAT(&quot;set_property IOSTANDARD {&quot;;[.C14];&quot; [get_ports &quot;;[.B14];&quot;}]&quot;)" office:value-type="string" office:string-value="set_property IOSTANDARD {LVCMOS45 [get_ports PDAT_B[7]}]" calcext:value-type="string">
            <text:p>set_property IOSTANDARD {LVCMOS45 [get_ports PDAT_B[7]}]</text:p>
          </table:table-cell>
          <table:table-cell table:formula="of:=COM.MICROSOFT.CONCAT(&quot;set_property PACKAGE_PIN &quot;;[.D14];&quot; [get_ports {&quot;;[.B14];&quot;}]&quot;)" office:value-type="string" office:string-value="set_property PACKAGE_PIN P19 [get_ports {PDAT_B[7]}]" calcext:value-type="string">
            <text:p>set_property PACKAGE_PIN P19 [get_ports {PDAT_B[7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8</text:p>
          </table:table-cell>
          <table:table-cell office:value-type="string" calcext:value-type="string">
            <text:p>PDAT_B[8]</text:p>
          </table:table-cell>
          <table:table-cell office:value-type="string" calcext:value-type="string">
            <text:p>LVCMOS46</text:p>
          </table:table-cell>
          <table:table-cell office:value-type="string" calcext:value-type="string">
            <text:p>N20</text:p>
          </table:table-cell>
          <table:table-cell table:formula="of:=COM.MICROSOFT.CONCAT(&quot;set_property IOSTANDARD {&quot;;[.C15];&quot; [get_ports &quot;;[.B15];&quot;}]&quot;)" office:value-type="string" office:string-value="set_property IOSTANDARD {LVCMOS46 [get_ports PDAT_B[8]}]" calcext:value-type="string">
            <text:p>set_property IOSTANDARD {LVCMOS46 [get_ports PDAT_B[8]}]</text:p>
          </table:table-cell>
          <table:table-cell table:formula="of:=COM.MICROSOFT.CONCAT(&quot;set_property PACKAGE_PIN &quot;;[.D15];&quot; [get_ports {&quot;;[.B15];&quot;}]&quot;)" office:value-type="string" office:string-value="set_property PACKAGE_PIN N20 [get_ports {PDAT_B[8]}]" calcext:value-type="string">
            <text:p>set_property PACKAGE_PIN N20 [get_ports {PDAT_B[8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9</text:p>
          </table:table-cell>
          <table:table-cell office:value-type="string" calcext:value-type="string">
            <text:p>PDAT_B[9]</text:p>
          </table:table-cell>
          <table:table-cell office:value-type="string" calcext:value-type="string">
            <text:p>LVCMOS47</text:p>
          </table:table-cell>
          <table:table-cell office:value-type="string" calcext:value-type="string">
            <text:p>P20</text:p>
          </table:table-cell>
          <table:table-cell table:formula="of:=COM.MICROSOFT.CONCAT(&quot;set_property IOSTANDARD {&quot;;[.C16];&quot; [get_ports &quot;;[.B16];&quot;}]&quot;)" office:value-type="string" office:string-value="set_property IOSTANDARD {LVCMOS47 [get_ports PDAT_B[9]}]" calcext:value-type="string">
            <text:p>set_property IOSTANDARD {LVCMOS47 [get_ports PDAT_B[9]}]</text:p>
          </table:table-cell>
          <table:table-cell table:formula="of:=COM.MICROSOFT.CONCAT(&quot;set_property PACKAGE_PIN &quot;;[.D16];&quot; [get_ports {&quot;;[.B16];&quot;}]&quot;)" office:value-type="string" office:string-value="set_property PACKAGE_PIN P20 [get_ports {PDAT_B[9]}]" calcext:value-type="string">
            <text:p>set_property PACKAGE_PIN P20 [get_ports {PDAT_B[9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0</text:p>
          </table:table-cell>
          <table:table-cell office:value-type="string" calcext:value-type="string">
            <text:p>PDAT_B[10]</text:p>
          </table:table-cell>
          <table:table-cell office:value-type="string" calcext:value-type="string">
            <text:p>LVCMOS48</text:p>
          </table:table-cell>
          <table:table-cell office:value-type="string" calcext:value-type="string">
            <text:p>T20</text:p>
          </table:table-cell>
          <table:table-cell table:formula="of:=COM.MICROSOFT.CONCAT(&quot;set_property IOSTANDARD {&quot;;[.C17];&quot; [get_ports &quot;;[.B17];&quot;}]&quot;)" office:value-type="string" office:string-value="set_property IOSTANDARD {LVCMOS48 [get_ports PDAT_B[10]}]" calcext:value-type="string">
            <text:p>set_property IOSTANDARD {LVCMOS48 [get_ports PDAT_B[10]}]</text:p>
          </table:table-cell>
          <table:table-cell table:formula="of:=COM.MICROSOFT.CONCAT(&quot;set_property PACKAGE_PIN &quot;;[.D17];&quot; [get_ports {&quot;;[.B17];&quot;}]&quot;)" office:value-type="string" office:string-value="set_property PACKAGE_PIN T20 [get_ports {PDAT_B[10]}]" calcext:value-type="string">
            <text:p>set_property PACKAGE_PIN T20 [get_ports {PDAT_B[10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1</text:p>
          </table:table-cell>
          <table:table-cell office:value-type="string" calcext:value-type="string">
            <text:p>PDAT_B[11]</text:p>
          </table:table-cell>
          <table:table-cell office:value-type="string" calcext:value-type="string">
            <text:p>LVCMOS49</text:p>
          </table:table-cell>
          <table:table-cell office:value-type="string" calcext:value-type="string">
            <text:p>U20</text:p>
          </table:table-cell>
          <table:table-cell table:formula="of:=COM.MICROSOFT.CONCAT(&quot;set_property IOSTANDARD {&quot;;[.C18];&quot; [get_ports &quot;;[.B18];&quot;}]&quot;)" office:value-type="string" office:string-value="set_property IOSTANDARD {LVCMOS49 [get_ports PDAT_B[11]}]" calcext:value-type="string">
            <text:p>set_property IOSTANDARD {LVCMOS49 [get_ports PDAT_B[11]}]</text:p>
          </table:table-cell>
          <table:table-cell table:formula="of:=COM.MICROSOFT.CONCAT(&quot;set_property PACKAGE_PIN &quot;;[.D18];&quot; [get_ports {&quot;;[.B18];&quot;}]&quot;)" office:value-type="string" office:string-value="set_property PACKAGE_PIN U20 [get_ports {PDAT_B[11]}]" calcext:value-type="string">
            <text:p>set_property PACKAGE_PIN U20 [get_ports {PDAT_B[11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2</text:p>
          </table:table-cell>
          <table:table-cell office:value-type="string" calcext:value-type="string">
            <text:p>PDAT_B[12]</text:p>
          </table:table-cell>
          <table:table-cell office:value-type="string" calcext:value-type="string">
            <text:p>LVCMOS50</text:p>
          </table:table-cell>
          <table:table-cell office:value-type="string" calcext:value-type="string">
            <text:p>V20</text:p>
          </table:table-cell>
          <table:table-cell table:formula="of:=COM.MICROSOFT.CONCAT(&quot;set_property IOSTANDARD {&quot;;[.C19];&quot; [get_ports &quot;;[.B19];&quot;}]&quot;)" office:value-type="string" office:string-value="set_property IOSTANDARD {LVCMOS50 [get_ports PDAT_B[12]}]" calcext:value-type="string">
            <text:p>set_property IOSTANDARD {LVCMOS50 [get_ports PDAT_B[12]}]</text:p>
          </table:table-cell>
          <table:table-cell table:formula="of:=COM.MICROSOFT.CONCAT(&quot;set_property PACKAGE_PIN &quot;;[.D19];&quot; [get_ports {&quot;;[.B19];&quot;}]&quot;)" office:value-type="string" office:string-value="set_property PACKAGE_PIN V20 [get_ports {PDAT_B[12]}]" calcext:value-type="string">
            <text:p>set_property PACKAGE_PIN V20 [get_ports {PDAT_B[12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3</text:p>
          </table:table-cell>
          <table:table-cell office:value-type="string" calcext:value-type="string">
            <text:p>PDAT_B[13]</text:p>
          </table:table-cell>
          <table:table-cell office:value-type="string" calcext:value-type="string">
            <text:p>LVCMOS51</text:p>
          </table:table-cell>
          <table:table-cell office:value-type="string" calcext:value-type="string">
            <text:p>W20</text:p>
          </table:table-cell>
          <table:table-cell table:formula="of:=COM.MICROSOFT.CONCAT(&quot;set_property IOSTANDARD {&quot;;[.C20];&quot; [get_ports &quot;;[.B20];&quot;}]&quot;)" office:value-type="string" office:string-value="set_property IOSTANDARD {LVCMOS51 [get_ports PDAT_B[13]}]" calcext:value-type="string">
            <text:p>set_property IOSTANDARD {LVCMOS51 [get_ports PDAT_B[13]}]</text:p>
          </table:table-cell>
          <table:table-cell table:formula="of:=COM.MICROSOFT.CONCAT(&quot;set_property PACKAGE_PIN &quot;;[.D20];&quot; [get_ports {&quot;;[.B20];&quot;}]&quot;)" office:value-type="string" office:string-value="set_property PACKAGE_PIN W20 [get_ports {PDAT_B[13]}]" calcext:value-type="string">
            <text:p>set_property PACKAGE_PIN W20 [get_ports {PDAT_B[13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4</text:p>
          </table:table-cell>
          <table:table-cell office:value-type="string" calcext:value-type="string">
            <text:p>PDAT_B[14]</text:p>
          </table:table-cell>
          <table:table-cell office:value-type="string" calcext:value-type="string">
            <text:p>LVCMOS52</text:p>
          </table:table-cell>
          <table:table-cell office:value-type="string" calcext:value-type="string">
            <text:p>Y18</text:p>
          </table:table-cell>
          <table:table-cell table:formula="of:=COM.MICROSOFT.CONCAT(&quot;set_property IOSTANDARD {&quot;;[.C21];&quot; [get_ports &quot;;[.B21];&quot;}]&quot;)" office:value-type="string" office:string-value="set_property IOSTANDARD {LVCMOS52 [get_ports PDAT_B[14]}]" calcext:value-type="string">
            <text:p>set_property IOSTANDARD {LVCMOS52 [get_ports PDAT_B[14]}]</text:p>
          </table:table-cell>
          <table:table-cell table:formula="of:=COM.MICROSOFT.CONCAT(&quot;set_property PACKAGE_PIN &quot;;[.D21];&quot; [get_ports {&quot;;[.B21];&quot;}]&quot;)" office:value-type="string" office:string-value="set_property PACKAGE_PIN Y18 [get_ports {PDAT_B[14]}]" calcext:value-type="string">
            <text:p>set_property PACKAGE_PIN Y18 [get_ports {PDAT_B[14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D_DATA15</text:p>
          </table:table-cell>
          <table:table-cell office:value-type="string" calcext:value-type="string">
            <text:p>PDAT_B[15]</text:p>
          </table:table-cell>
          <table:table-cell office:value-type="string" calcext:value-type="string">
            <text:p>LVCMOS53</text:p>
          </table:table-cell>
          <table:table-cell office:value-type="string" calcext:value-type="string">
            <text:p>Y19</text:p>
          </table:table-cell>
          <table:table-cell table:formula="of:=COM.MICROSOFT.CONCAT(&quot;set_property IOSTANDARD {&quot;;[.C22];&quot; [get_ports &quot;;[.B22];&quot;}]&quot;)" office:value-type="string" office:string-value="set_property IOSTANDARD {LVCMOS53 [get_ports PDAT_B[15]}]" calcext:value-type="string">
            <text:p>set_property IOSTANDARD {LVCMOS53 [get_ports PDAT_B[15]}]</text:p>
          </table:table-cell>
          <table:table-cell table:formula="of:=COM.MICROSOFT.CONCAT(&quot;set_property PACKAGE_PIN &quot;;[.D22];&quot; [get_ports {&quot;;[.B22];&quot;}]&quot;)" office:value-type="string" office:string-value="set_property PACKAGE_PIN Y19 [get_ports {PDAT_B[15]}]" calcext:value-type="string">
            <text:p>set_property PACKAGE_PIN Y19 [get_ports {PDAT_B[15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N11</text:p>
          </table:table-cell>
          <table:table-cell office:value-type="string" calcext:value-type="string">
            <text:p>PDAT_B[16]</text:p>
          </table:table-cell>
          <table:table-cell office:value-type="string" calcext:value-type="string">
            <text:p>LVCMOS54</text:p>
          </table:table-cell>
          <table:table-cell office:value-type="string" calcext:value-type="string">
            <text:p>U15</text:p>
          </table:table-cell>
          <table:table-cell table:formula="of:=COM.MICROSOFT.CONCAT(&quot;set_property IOSTANDARD {&quot;;[.C23];&quot; [get_ports &quot;;[.B23];&quot;}]&quot;)" office:value-type="string" office:string-value="set_property IOSTANDARD {LVCMOS54 [get_ports PDAT_B[16]}]" calcext:value-type="string">
            <text:p>set_property IOSTANDARD {LVCMOS54 [get_ports PDAT_B[16]}]</text:p>
          </table:table-cell>
          <table:table-cell table:formula="of:=COM.MICROSOFT.CONCAT(&quot;set_property PACKAGE_PIN &quot;;[.D23];&quot; [get_ports {&quot;;[.B23];&quot;}]&quot;)" office:value-type="string" office:string-value="set_property PACKAGE_PIN U15 [get_ports {PDAT_B[16]}]" calcext:value-type="string">
            <text:p>set_property PACKAGE_PIN U15 [get_ports {PDAT_B[16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P11</text:p>
          </table:table-cell>
          <table:table-cell office:value-type="string" calcext:value-type="string">
            <text:p>PDAT_B[17]</text:p>
          </table:table-cell>
          <table:table-cell office:value-type="string" calcext:value-type="string">
            <text:p>LVCMOS55</text:p>
          </table:table-cell>
          <table:table-cell office:value-type="string" calcext:value-type="string">
            <text:p>U14</text:p>
          </table:table-cell>
          <table:table-cell table:formula="of:=COM.MICROSOFT.CONCAT(&quot;set_property IOSTANDARD {&quot;;[.C24];&quot; [get_ports &quot;;[.B24];&quot;}]&quot;)" office:value-type="string" office:string-value="set_property IOSTANDARD {LVCMOS55 [get_ports PDAT_B[17]}]" calcext:value-type="string">
            <text:p>set_property IOSTANDARD {LVCMOS55 [get_ports PDAT_B[17]}]</text:p>
          </table:table-cell>
          <table:table-cell table:formula="of:=COM.MICROSOFT.CONCAT(&quot;set_property PACKAGE_PIN &quot;;[.D24];&quot; [get_ports {&quot;;[.B24];&quot;}]&quot;)" office:value-type="string" office:string-value="set_property PACKAGE_PIN U14 [get_ports {PDAT_B[17]}]" calcext:value-type="string">
            <text:p>set_property PACKAGE_PIN U14 [get_ports {PDAT_B[17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string" calcext:value-type="string">
            <text:p>PDAT_B[18]</text:p>
          </table:table-cell>
          <table:table-cell office:value-type="string" calcext:value-type="string">
            <text:p>LVCMOS56</text:p>
          </table:table-cell>
          <table:table-cell office:value-type="string" calcext:value-type="string">
            <text:p>Y14</text:p>
          </table:table-cell>
          <table:table-cell table:formula="of:=COM.MICROSOFT.CONCAT(&quot;set_property IOSTANDARD {&quot;;[.C25];&quot; [get_ports &quot;;[.B25];&quot;}]&quot;)" office:value-type="string" office:string-value="set_property IOSTANDARD {LVCMOS56 [get_ports PDAT_B[18]}]" calcext:value-type="string">
            <text:p>set_property IOSTANDARD {LVCMOS56 [get_ports PDAT_B[18]}]</text:p>
          </table:table-cell>
          <table:table-cell table:formula="of:=COM.MICROSOFT.CONCAT(&quot;set_property PACKAGE_PIN &quot;;[.D25];&quot; [get_ports {&quot;;[.B25];&quot;}]&quot;)" office:value-type="string" office:string-value="set_property PACKAGE_PIN Y14 [get_ports {PDAT_B[18]}]" calcext:value-type="string">
            <text:p>set_property PACKAGE_PIN Y14 [get_ports {PDAT_B[18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P8</text:p>
          </table:table-cell>
          <table:table-cell office:value-type="string" calcext:value-type="string">
            <text:p>PDAT_B[19]</text:p>
          </table:table-cell>
          <table:table-cell office:value-type="string" calcext:value-type="string">
            <text:p>LVCMOS57</text:p>
          </table:table-cell>
          <table:table-cell office:value-type="string" calcext:value-type="string">
            <text:p>W14</text:p>
          </table:table-cell>
          <table:table-cell table:formula="of:=COM.MICROSOFT.CONCAT(&quot;set_property IOSTANDARD {&quot;;[.C26];&quot; [get_ports &quot;;[.B26];&quot;}]&quot;)" office:value-type="string" office:string-value="set_property IOSTANDARD {LVCMOS57 [get_ports PDAT_B[19]}]" calcext:value-type="string">
            <text:p>set_property IOSTANDARD {LVCMOS57 [get_ports PDAT_B[19]}]</text:p>
          </table:table-cell>
          <table:table-cell table:formula="of:=COM.MICROSOFT.CONCAT(&quot;set_property PACKAGE_PIN &quot;;[.D26];&quot; [get_ports {&quot;;[.B26];&quot;}]&quot;)" office:value-type="string" office:string-value="set_property PACKAGE_PIN W14 [get_ports {PDAT_B[19]}]" calcext:value-type="string">
            <text:p>set_property PACKAGE_PIN W14 [get_ports {PDAT_B[19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string" calcext:value-type="string">
            <text:p>PDAT_B[20]</text:p>
          </table:table-cell>
          <table:table-cell office:value-type="string" calcext:value-type="string">
            <text:p>LVCMOS58</text:p>
          </table:table-cell>
          <table:table-cell office:value-type="string" calcext:value-type="string">
            <text:p>F17</text:p>
          </table:table-cell>
          <table:table-cell table:formula="of:=COM.MICROSOFT.CONCAT(&quot;set_property IOSTANDARD {&quot;;[.C27];&quot; [get_ports &quot;;[.B27];&quot;}]&quot;)" office:value-type="string" office:string-value="set_property IOSTANDARD {LVCMOS58 [get_ports PDAT_B[20]}]" calcext:value-type="string">
            <text:p>set_property IOSTANDARD {LVCMOS58 [get_ports PDAT_B[20]}]</text:p>
          </table:table-cell>
          <table:table-cell table:formula="of:=COM.MICROSOFT.CONCAT(&quot;set_property PACKAGE_PIN &quot;;[.D27];&quot; [get_ports {&quot;;[.B27];&quot;}]&quot;)" office:value-type="string" office:string-value="set_property PACKAGE_PIN F17 [get_ports {PDAT_B[20]}]" calcext:value-type="string">
            <text:p>set_property PACKAGE_PIN F17 [get_ports {PDAT_B[20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P6</text:p>
          </table:table-cell>
          <table:table-cell office:value-type="string" calcext:value-type="string">
            <text:p>PDAT_B[21]</text:p>
          </table:table-cell>
          <table:table-cell office:value-type="string" calcext:value-type="string">
            <text:p>LVCMOS59</text:p>
          </table:table-cell>
          <table:table-cell office:value-type="string" calcext:value-type="string">
            <text:p>F16</text:p>
          </table:table-cell>
          <table:table-cell table:formula="of:=COM.MICROSOFT.CONCAT(&quot;set_property IOSTANDARD {&quot;;[.C28];&quot; [get_ports &quot;;[.B28];&quot;}]&quot;)" office:value-type="string" office:string-value="set_property IOSTANDARD {LVCMOS59 [get_ports PDAT_B[21]}]" calcext:value-type="string">
            <text:p>set_property IOSTANDARD {LVCMOS59 [get_ports PDAT_B[21]}]</text:p>
          </table:table-cell>
          <table:table-cell table:formula="of:=COM.MICROSOFT.CONCAT(&quot;set_property PACKAGE_PIN &quot;;[.D28];&quot; [get_ports {&quot;;[.B28];&quot;}]&quot;)" office:value-type="string" office:string-value="set_property PACKAGE_PIN F16 [get_ports {PDAT_B[21]}]" calcext:value-type="string">
            <text:p>set_property PACKAGE_PIN F16 [get_ports {PDAT_B[21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string" calcext:value-type="string">
            <text:p>PDAT_B[22]</text:p>
          </table:table-cell>
          <table:table-cell office:value-type="string" calcext:value-type="string">
            <text:p>LVCMOS60</text:p>
          </table:table-cell>
          <table:table-cell office:value-type="string" calcext:value-type="string">
            <text:p>D20</text:p>
          </table:table-cell>
          <table:table-cell table:formula="of:=COM.MICROSOFT.CONCAT(&quot;set_property IOSTANDARD {&quot;;[.C29];&quot; [get_ports &quot;;[.B29];&quot;}]&quot;)" office:value-type="string" office:string-value="set_property IOSTANDARD {LVCMOS60 [get_ports PDAT_B[22]}]" calcext:value-type="string">
            <text:p>set_property IOSTANDARD {LVCMOS60 [get_ports PDAT_B[22]}]</text:p>
          </table:table-cell>
          <table:table-cell table:formula="of:=COM.MICROSOFT.CONCAT(&quot;set_property PACKAGE_PIN &quot;;[.D29];&quot; [get_ports {&quot;;[.B29];&quot;}]&quot;)" office:value-type="string" office:string-value="set_property PACKAGE_PIN D20 [get_ports {PDAT_B[22]}]" calcext:value-type="string">
            <text:p>set_property PACKAGE_PIN D20 [get_ports {PDAT_B[22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4_LP4</text:p>
          </table:table-cell>
          <table:table-cell office:value-type="string" calcext:value-type="string">
            <text:p>PDAT_B[23]</text:p>
          </table:table-cell>
          <table:table-cell office:value-type="string" calcext:value-type="string">
            <text:p>LVCMOS61</text:p>
          </table:table-cell>
          <table:table-cell office:value-type="string" calcext:value-type="string">
            <text:p>D19</text:p>
          </table:table-cell>
          <table:table-cell table:formula="of:=COM.MICROSOFT.CONCAT(&quot;set_property IOSTANDARD {&quot;;[.C30];&quot; [get_ports &quot;;[.B30];&quot;}]&quot;)" office:value-type="string" office:string-value="set_property IOSTANDARD {LVCMOS61 [get_ports PDAT_B[23]}]" calcext:value-type="string">
            <text:p>set_property IOSTANDARD {LVCMOS61 [get_ports PDAT_B[23]}]</text:p>
          </table:table-cell>
          <table:table-cell table:formula="of:=COM.MICROSOFT.CONCAT(&quot;set_property PACKAGE_PIN &quot;;[.D30];&quot; [get_ports {&quot;;[.B30];&quot;}]&quot;)" office:value-type="string" office:string-value="set_property PACKAGE_PIN D19 [get_ports {PDAT_B[23]}]" calcext:value-type="string">
            <text:p>set_property PACKAGE_PIN D19 [get_ports {PDAT_B[23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5</text:p>
          </table:table-cell>
          <table:table-cell office:value-type="string" calcext:value-type="string">
            <text:p>FPGA_RDY</text:p>
          </table:table-cell>
          <table:table-cell office:value-type="string" calcext:value-type="string">
            <text:p>LVCMOS62</text:p>
          </table:table-cell>
          <table:table-cell office:value-type="string" calcext:value-type="string">
            <text:p>E18</text:p>
          </table:table-cell>
          <table:table-cell table:formula="of:=COM.MICROSOFT.CONCAT(&quot;set_property IOSTANDARD {&quot;;[.C31];&quot; [get_ports &quot;;[.B31];&quot;}]&quot;)" office:value-type="string" office:string-value="set_property IOSTANDARD {LVCMOS62 [get_ports FPGA_RDY}]" calcext:value-type="string">
            <text:p>set_property IOSTANDARD {LVCMOS62 [get_ports FPGA_RDY}]</text:p>
          </table:table-cell>
          <table:table-cell table:formula="of:=COM.MICROSOFT.CONCAT(&quot;set_property PACKAGE_PIN &quot;;[.D31];&quot; [get_ports {&quot;;[.B31];&quot;}]&quot;)" office:value-type="string" office:string-value="set_property PACKAGE_PIN E18 [get_ports {FPGA_RDY}]" calcext:value-type="string">
            <text:p>set_property PACKAGE_PIN E18 [get_ports {FPGA_RDY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string" calcext:value-type="string">
            <text:p>ACT_SYNC</text:p>
          </table:table-cell>
          <table:table-cell office:value-type="string" calcext:value-type="string">
            <text:p>LVCMOS63</text:p>
          </table:table-cell>
          <table:table-cell office:value-type="string" calcext:value-type="string">
            <text:p>E19</text:p>
          </table:table-cell>
          <table:table-cell table:formula="of:=COM.MICROSOFT.CONCAT(&quot;set_property IOSTANDARD {&quot;;[.C32];&quot; [get_ports &quot;;[.B32];&quot;}]&quot;)" office:value-type="string" office:string-value="set_property IOSTANDARD {LVCMOS63 [get_ports ACT_SYNC}]" calcext:value-type="string">
            <text:p>set_property IOSTANDARD {LVCMOS63 [get_ports ACT_SYNC}]</text:p>
          </table:table-cell>
          <table:table-cell table:formula="of:=COM.MICROSOFT.CONCAT(&quot;set_property PACKAGE_PIN &quot;;[.D32];&quot; [get_ports {&quot;;[.B32];&quot;}]&quot;)" office:value-type="string" office:string-value="set_property PACKAGE_PIN E19 [get_ports {ACT_SYNC}]" calcext:value-type="string">
            <text:p>set_property PACKAGE_PIN E19 [get_ports {ACT_SYNC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7</text:p>
          </table:table-cell>
          <table:table-cell office:value-type="string" calcext:value-type="string">
            <text:p>SUB_FRAME</text:p>
          </table:table-cell>
          <table:table-cell office:value-type="string" calcext:value-type="string">
            <text:p>LVCMOS64</text:p>
          </table:table-cell>
          <table:table-cell office:value-type="string" calcext:value-type="string">
            <text:p>M19</text:p>
          </table:table-cell>
          <table:table-cell table:formula="of:=COM.MICROSOFT.CONCAT(&quot;set_property IOSTANDARD {&quot;;[.C33];&quot; [get_ports &quot;;[.B33];&quot;}]&quot;)" office:value-type="string" office:string-value="set_property IOSTANDARD {LVCMOS64 [get_ports SUB_FRAME}]" calcext:value-type="string">
            <text:p>set_property IOSTANDARD {LVCMOS64 [get_ports SUB_FRAME}]</text:p>
          </table:table-cell>
          <table:table-cell table:formula="of:=COM.MICROSOFT.CONCAT(&quot;set_property PACKAGE_PIN &quot;;[.D33];&quot; [get_ports {&quot;;[.B33];&quot;}]&quot;)" office:value-type="string" office:string-value="set_property PACKAGE_PIN M19 [get_ports {SUB_FRAME}]" calcext:value-type="string">
            <text:p>set_property PACKAGE_PIN M19 [get_ports {SUB_FRAME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string" calcext:value-type="string">
            <text:p>PROJ_ON</text:p>
          </table:table-cell>
          <table:table-cell office:value-type="string" calcext:value-type="string">
            <text:p>LVCMOS65</text:p>
          </table:table-cell>
          <table:table-cell office:value-type="string" calcext:value-type="string">
            <text:p>M20</text:p>
          </table:table-cell>
          <table:table-cell table:formula="of:=COM.MICROSOFT.CONCAT(&quot;set_property IOSTANDARD {&quot;;[.C34];&quot; [get_ports &quot;;[.B34];&quot;}]&quot;)" office:value-type="string" office:string-value="set_property IOSTANDARD {LVCMOS65 [get_ports PROJ_ON}]" calcext:value-type="string">
            <text:p>set_property IOSTANDARD {LVCMOS65 [get_ports PROJ_ON}]</text:p>
          </table:table-cell>
          <table:table-cell table:formula="of:=COM.MICROSOFT.CONCAT(&quot;set_property PACKAGE_PIN &quot;;[.D34];&quot; [get_ports {&quot;;[.B34];&quot;}]&quot;)" office:value-type="string" office:string-value="set_property PACKAGE_PIN M20 [get_ports {PROJ_ON}]" calcext:value-type="string">
            <text:p>set_property PACKAGE_PIN M20 [get_ports {PROJ_ON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9</text:p>
          </table:table-cell>
          <table:table-cell office:value-type="string" calcext:value-type="string">
            <text:p>sHOST_IRQ</text:p>
          </table:table-cell>
          <table:table-cell office:value-type="string" calcext:value-type="string">
            <text:p>LVCMOS66</text:p>
          </table:table-cell>
          <table:table-cell office:value-type="string" calcext:value-type="string">
            <text:p>L19</text:p>
          </table:table-cell>
          <table:table-cell table:formula="of:=COM.MICROSOFT.CONCAT(&quot;set_property IOSTANDARD {&quot;;[.C35];&quot; [get_ports &quot;;[.B35];&quot;}]&quot;)" office:value-type="string" office:string-value="set_property IOSTANDARD {LVCMOS66 [get_ports sHOST_IRQ}]" calcext:value-type="string">
            <text:p>set_property IOSTANDARD {LVCMOS66 [get_ports sHOST_IRQ}]</text:p>
          </table:table-cell>
          <table:table-cell table:formula="of:=COM.MICROSOFT.CONCAT(&quot;set_property PACKAGE_PIN &quot;;[.D35];&quot; [get_ports {&quot;;[.B35];&quot;}]&quot;)" office:value-type="string" office:string-value="set_property PACKAGE_PIN L19 [get_ports {sHOST_IRQ}]" calcext:value-type="string">
            <text:p>set_property PACKAGE_PIN L19 [get_ports {sHOST_IRQ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string" calcext:value-type="string">
            <text:p>mHOST_IRQ</text:p>
          </table:table-cell>
          <table:table-cell office:value-type="string" calcext:value-type="string">
            <text:p>LVCMOS67</text:p>
          </table:table-cell>
          <table:table-cell office:value-type="string" calcext:value-type="string">
            <text:p>L20</text:p>
          </table:table-cell>
          <table:table-cell table:formula="of:=COM.MICROSOFT.CONCAT(&quot;set_property IOSTANDARD {&quot;;[.C36];&quot; [get_ports &quot;;[.B36];&quot;}]&quot;)" office:value-type="string" office:string-value="set_property IOSTANDARD {LVCMOS67 [get_ports mHOST_IRQ}]" calcext:value-type="string">
            <text:p>set_property IOSTANDARD {LVCMOS67 [get_ports mHOST_IRQ}]</text:p>
          </table:table-cell>
          <table:table-cell table:formula="of:=COM.MICROSOFT.CONCAT(&quot;set_property PACKAGE_PIN &quot;;[.D36];&quot; [get_ports {&quot;;[.B36];&quot;}]&quot;)" office:value-type="string" office:string-value="set_property PACKAGE_PIN L20 [get_ports {mHOST_IRQ}]" calcext:value-type="string">
            <text:p>set_property PACKAGE_PIN L20 [get_ports {mHOST_IRQ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3</text:p>
          </table:table-cell>
          <table:table-cell office:value-type="string" calcext:value-type="string">
            <text:p>PCLK_B</text:p>
          </table:table-cell>
          <table:table-cell office:value-type="string" calcext:value-type="string">
            <text:p>LVCMOS68</text:p>
          </table:table-cell>
          <table:table-cell office:value-type="string" calcext:value-type="string">
            <text:p>H16</text:p>
          </table:table-cell>
          <table:table-cell table:formula="of:=COM.MICROSOFT.CONCAT(&quot;set_property IOSTANDARD {&quot;;[.C37];&quot; [get_ports &quot;;[.B37];&quot;}]&quot;)" office:value-type="string" office:string-value="set_property IOSTANDARD {LVCMOS68 [get_ports PCLK_B}]" calcext:value-type="string">
            <text:p>set_property IOSTANDARD {LVCMOS68 [get_ports PCLK_B}]</text:p>
          </table:table-cell>
          <table:table-cell table:formula="of:=COM.MICROSOFT.CONCAT(&quot;set_property PACKAGE_PIN &quot;;[.D37];&quot; [get_ports {&quot;;[.B37];&quot;}]&quot;)" office:value-type="string" office:string-value="set_property PACKAGE_PIN H16 [get_ports {PCLK_B}]" calcext:value-type="string">
            <text:p>set_property PACKAGE_PIN H16 [get_ports {PCLK_B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string" calcext:value-type="string">
            <text:p>PDM_CVS_TE_A</text:p>
          </table:table-cell>
          <table:table-cell office:value-type="string" calcext:value-type="string">
            <text:p>LVCMOS69</text:p>
          </table:table-cell>
          <table:table-cell office:value-type="string" calcext:value-type="string">
            <text:p>H17</text:p>
          </table:table-cell>
          <table:table-cell table:formula="of:=COM.MICROSOFT.CONCAT(&quot;set_property IOSTANDARD {&quot;;[.C38];&quot; [get_ports &quot;;[.B38];&quot;}]&quot;)" office:value-type="string" office:string-value="set_property IOSTANDARD {LVCMOS69 [get_ports PDM_CVS_TE_A}]" calcext:value-type="string">
            <text:p>set_property IOSTANDARD {LVCMOS69 [get_ports PDM_CVS_TE_A}]</text:p>
          </table:table-cell>
          <table:table-cell table:formula="of:=COM.MICROSOFT.CONCAT(&quot;set_property PACKAGE_PIN &quot;;[.D38];&quot; [get_ports {&quot;;[.B38];&quot;}]&quot;)" office:value-type="string" office:string-value="set_property PACKAGE_PIN H17 [get_ports {PDM_CVS_TE_A}]" calcext:value-type="string">
            <text:p>set_property PACKAGE_PIN H17 [get_ports {PDM_CVS_TE_A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9</text:p>
          </table:table-cell>
          <table:table-cell office:value-type="string" calcext:value-type="string">
            <text:p>HSYNC_A</text:p>
          </table:table-cell>
          <table:table-cell office:value-type="string" calcext:value-type="string">
            <text:p>LVCMOS70</text:p>
          </table:table-cell>
          <table:table-cell office:value-type="string" calcext:value-type="string">
            <text:p>H15</text:p>
          </table:table-cell>
          <table:table-cell table:formula="of:=COM.MICROSOFT.CONCAT(&quot;set_property IOSTANDARD {&quot;;[.C39];&quot; [get_ports &quot;;[.B39];&quot;}]&quot;)" office:value-type="string" office:string-value="set_property IOSTANDARD {LVCMOS70 [get_ports HSYNC_A}]" calcext:value-type="string">
            <text:p>set_property IOSTANDARD {LVCMOS70 [get_ports HSYNC_A}]</text:p>
          </table:table-cell>
          <table:table-cell table:formula="of:=COM.MICROSOFT.CONCAT(&quot;set_property PACKAGE_PIN &quot;;[.D39];&quot; [get_ports {&quot;;[.B39];&quot;}]&quot;)" office:value-type="string" office:string-value="set_property PACKAGE_PIN H15 [get_ports {HSYNC_A}]" calcext:value-type="string">
            <text:p>set_property PACKAGE_PIN H15 [get_ports {HSYNC_A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string" calcext:value-type="string">
            <text:p>VSYNC_A</text:p>
          </table:table-cell>
          <table:table-cell office:value-type="string" calcext:value-type="string">
            <text:p>LVCMOS71</text:p>
          </table:table-cell>
          <table:table-cell office:value-type="string" calcext:value-type="string">
            <text:p>G15</text:p>
          </table:table-cell>
          <table:table-cell table:formula="of:=COM.MICROSOFT.CONCAT(&quot;set_property IOSTANDARD {&quot;;[.C40];&quot; [get_ports &quot;;[.B40];&quot;}]&quot;)" office:value-type="string" office:string-value="set_property IOSTANDARD {LVCMOS71 [get_ports VSYNC_A}]" calcext:value-type="string">
            <text:p>set_property IOSTANDARD {LVCMOS71 [get_ports VSYNC_A}]</text:p>
          </table:table-cell>
          <table:table-cell table:formula="of:=COM.MICROSOFT.CONCAT(&quot;set_property PACKAGE_PIN &quot;;[.D40];&quot; [get_ports {&quot;;[.B40];&quot;}]&quot;)" office:value-type="string" office:string-value="set_property PACKAGE_PIN G15 [get_ports {VSYNC_A}]" calcext:value-type="string">
            <text:p>set_property PACKAGE_PIN G15 [get_ports {VSYNC_A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21</text:p>
          </table:table-cell>
          <table:table-cell office:value-type="string" calcext:value-type="string">
            <text:p>DATEN_A</text:p>
          </table:table-cell>
          <table:table-cell office:value-type="string" calcext:value-type="string">
            <text:p>LVCMOS72</text:p>
          </table:table-cell>
          <table:table-cell office:value-type="string" calcext:value-type="string">
            <text:p>N15</text:p>
          </table:table-cell>
          <table:table-cell table:formula="of:=COM.MICROSOFT.CONCAT(&quot;set_property IOSTANDARD {&quot;;[.C41];&quot; [get_ports &quot;;[.B41];&quot;}]&quot;)" office:value-type="string" office:string-value="set_property IOSTANDARD {LVCMOS72 [get_ports DATEN_A}]" calcext:value-type="string">
            <text:p>set_property IOSTANDARD {LVCMOS72 [get_ports DATEN_A}]</text:p>
          </table:table-cell>
          <table:table-cell table:formula="of:=COM.MICROSOFT.CONCAT(&quot;set_property PACKAGE_PIN &quot;;[.D41];&quot; [get_ports {&quot;;[.B41];&quot;}]&quot;)" office:value-type="string" office:string-value="set_property PACKAGE_PIN N15 [get_ports {DATEN_A}]" calcext:value-type="string">
            <text:p>set_property PACKAGE_PIN N15 [get_ports {DATEN_A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string" calcext:value-type="string">
            <text:p>3DR_A</text:p>
          </table:table-cell>
          <table:table-cell office:value-type="string" calcext:value-type="string">
            <text:p>LVCMOS73</text:p>
          </table:table-cell>
          <table:table-cell office:value-type="string" calcext:value-type="string">
            <text:p>N16</text:p>
          </table:table-cell>
          <table:table-cell table:formula="of:=COM.MICROSOFT.CONCAT(&quot;set_property IOSTANDARD {&quot;;[.C42];&quot; [get_ports &quot;;[.B42];&quot;}]&quot;)" office:value-type="string" office:string-value="set_property IOSTANDARD {LVCMOS73 [get_ports 3DR_A}]" calcext:value-type="string">
            <text:p>set_property IOSTANDARD {LVCMOS73 [get_ports 3DR_A}]</text:p>
          </table:table-cell>
          <table:table-cell table:formula="of:=COM.MICROSOFT.CONCAT(&quot;set_property PACKAGE_PIN &quot;;[.D42];&quot; [get_ports {&quot;;[.B42];&quot;}]&quot;)" office:value-type="string" office:string-value="set_property PACKAGE_PIN N16 [get_ports {3DR_A}]" calcext:value-type="string">
            <text:p>set_property PACKAGE_PIN N16 [get_ports {3DR_A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string" calcext:value-type="string">
            <text:p>PDAT_A[0]</text:p>
          </table:table-cell>
          <table:table-cell office:value-type="string" calcext:value-type="string">
            <text:p>LVCMOS74</text:p>
          </table:table-cell>
          <table:table-cell office:value-type="string" calcext:value-type="string">
            <text:p>M15</text:p>
          </table:table-cell>
          <table:table-cell table:formula="of:=COM.MICROSOFT.CONCAT(&quot;set_property IOSTANDARD {&quot;;[.C43];&quot; [get_ports &quot;;[.B43];&quot;}]&quot;)" office:value-type="string" office:string-value="set_property IOSTANDARD {LVCMOS74 [get_ports PDAT_A[0]}]" calcext:value-type="string">
            <text:p>set_property IOSTANDARD {LVCMOS74 [get_ports PDAT_A[0]}]</text:p>
          </table:table-cell>
          <table:table-cell table:formula="of:=COM.MICROSOFT.CONCAT(&quot;set_property PACKAGE_PIN &quot;;[.D43];&quot; [get_ports {&quot;;[.B43];&quot;}]&quot;)" office:value-type="string" office:string-value="set_property PACKAGE_PIN M15 [get_ports {PDAT_A[0]}]" calcext:value-type="string">
            <text:p>set_property PACKAGE_PIN M15 [get_ports {PDAT_A[0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23</text:p>
          </table:table-cell>
          <table:table-cell office:value-type="string" calcext:value-type="string">
            <text:p>PDAT_A[1]</text:p>
          </table:table-cell>
          <table:table-cell office:value-type="string" calcext:value-type="string">
            <text:p>LVCMOS75</text:p>
          </table:table-cell>
          <table:table-cell office:value-type="string" calcext:value-type="string">
            <text:p>M14</text:p>
          </table:table-cell>
          <table:table-cell table:formula="of:=COM.MICROSOFT.CONCAT(&quot;set_property IOSTANDARD {&quot;;[.C44];&quot; [get_ports &quot;;[.B44];&quot;}]&quot;)" office:value-type="string" office:string-value="set_property IOSTANDARD {LVCMOS75 [get_ports PDAT_A[1]}]" calcext:value-type="string">
            <text:p>set_property IOSTANDARD {LVCMOS75 [get_ports PDAT_A[1]}]</text:p>
          </table:table-cell>
          <table:table-cell table:formula="of:=COM.MICROSOFT.CONCAT(&quot;set_property PACKAGE_PIN &quot;;[.D44];&quot; [get_ports {&quot;;[.B44];&quot;}]&quot;)" office:value-type="string" office:string-value="set_property PACKAGE_PIN M14 [get_ports {PDAT_A[1]}]" calcext:value-type="string">
            <text:p>set_property PACKAGE_PIN M14 [get_ports {PDAT_A[1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string" calcext:value-type="string">
            <text:p>PDAT_A[2]</text:p>
          </table:table-cell>
          <table:table-cell office:value-type="string" calcext:value-type="string">
            <text:p>LVCMOS76</text:p>
          </table:table-cell>
          <table:table-cell office:value-type="string" calcext:value-type="string">
            <text:p>J16</text:p>
          </table:table-cell>
          <table:table-cell table:formula="of:=COM.MICROSOFT.CONCAT(&quot;set_property IOSTANDARD {&quot;;[.C45];&quot; [get_ports &quot;;[.B45];&quot;}]&quot;)" office:value-type="string" office:string-value="set_property IOSTANDARD {LVCMOS76 [get_ports PDAT_A[2]}]" calcext:value-type="string">
            <text:p>set_property IOSTANDARD {LVCMOS76 [get_ports PDAT_A[2]}]</text:p>
          </table:table-cell>
          <table:table-cell table:formula="of:=COM.MICROSOFT.CONCAT(&quot;set_property PACKAGE_PIN &quot;;[.D45];&quot; [get_ports {&quot;;[.B45];&quot;}]&quot;)" office:value-type="string" office:string-value="set_property PACKAGE_PIN J16 [get_ports {PDAT_A[2]}]" calcext:value-type="string">
            <text:p>set_property PACKAGE_PIN J16 [get_ports {PDAT_A[2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24</text:p>
          </table:table-cell>
          <table:table-cell office:value-type="string" calcext:value-type="string">
            <text:p>PDAT_A[3]</text:p>
          </table:table-cell>
          <table:table-cell office:value-type="string" calcext:value-type="string">
            <text:p>LVCMOS77</text:p>
          </table:table-cell>
          <table:table-cell office:value-type="string" calcext:value-type="string">
            <text:p>K16</text:p>
          </table:table-cell>
          <table:table-cell table:formula="of:=COM.MICROSOFT.CONCAT(&quot;set_property IOSTANDARD {&quot;;[.C46];&quot; [get_ports &quot;;[.B46];&quot;}]&quot;)" office:value-type="string" office:string-value="set_property IOSTANDARD {LVCMOS77 [get_ports PDAT_A[3]}]" calcext:value-type="string">
            <text:p>set_property IOSTANDARD {LVCMOS77 [get_ports PDAT_A[3]}]</text:p>
          </table:table-cell>
          <table:table-cell table:formula="of:=COM.MICROSOFT.CONCAT(&quot;set_property PACKAGE_PIN &quot;;[.D46];&quot; [get_ports {&quot;;[.B46];&quot;}]&quot;)" office:value-type="string" office:string-value="set_property PACKAGE_PIN K16 [get_ports {PDAT_A[3]}]" calcext:value-type="string">
            <text:p>set_property PACKAGE_PIN K16 [get_ports {PDAT_A[3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string" calcext:value-type="string">
            <text:p>PDAT_A[4]</text:p>
          </table:table-cell>
          <table:table-cell office:value-type="string" calcext:value-type="string">
            <text:p>LVCMOS78</text:p>
          </table:table-cell>
          <table:table-cell office:value-type="string" calcext:value-type="string">
            <text:p>L15</text:p>
          </table:table-cell>
          <table:table-cell table:formula="of:=COM.MICROSOFT.CONCAT(&quot;set_property IOSTANDARD {&quot;;[.C47];&quot; [get_ports &quot;;[.B47];&quot;}]&quot;)" office:value-type="string" office:string-value="set_property IOSTANDARD {LVCMOS78 [get_ports PDAT_A[4]}]" calcext:value-type="string">
            <text:p>set_property IOSTANDARD {LVCMOS78 [get_ports PDAT_A[4]}]</text:p>
          </table:table-cell>
          <table:table-cell table:formula="of:=COM.MICROSOFT.CONCAT(&quot;set_property PACKAGE_PIN &quot;;[.D47];&quot; [get_ports {&quot;;[.B47];&quot;}]&quot;)" office:value-type="string" office:string-value="set_property PACKAGE_PIN L15 [get_ports {PDAT_A[4]}]" calcext:value-type="string">
            <text:p>set_property PACKAGE_PIN L15 [get_ports {PDAT_A[4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22</text:p>
          </table:table-cell>
          <table:table-cell office:value-type="string" calcext:value-type="string">
            <text:p>PDAT_A[5]</text:p>
          </table:table-cell>
          <table:table-cell office:value-type="string" calcext:value-type="string">
            <text:p>LVCMOS79</text:p>
          </table:table-cell>
          <table:table-cell office:value-type="string" calcext:value-type="string">
            <text:p>L14</text:p>
          </table:table-cell>
          <table:table-cell table:formula="of:=COM.MICROSOFT.CONCAT(&quot;set_property IOSTANDARD {&quot;;[.C48];&quot; [get_ports &quot;;[.B48];&quot;}]&quot;)" office:value-type="string" office:string-value="set_property IOSTANDARD {LVCMOS79 [get_ports PDAT_A[5]}]" calcext:value-type="string">
            <text:p>set_property IOSTANDARD {LVCMOS79 [get_ports PDAT_A[5]}]</text:p>
          </table:table-cell>
          <table:table-cell table:formula="of:=COM.MICROSOFT.CONCAT(&quot;set_property PACKAGE_PIN &quot;;[.D48];&quot; [get_ports {&quot;;[.B48];&quot;}]&quot;)" office:value-type="string" office:string-value="set_property PACKAGE_PIN L14 [get_ports {PDAT_A[5]}]" calcext:value-type="string">
            <text:p>set_property PACKAGE_PIN L14 [get_ports {PDAT_A[5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string" calcext:value-type="string">
            <text:p>PDAT_A[6]</text:p>
          </table:table-cell>
          <table:table-cell office:value-type="string" calcext:value-type="string">
            <text:p>LVCMOS80</text:p>
          </table:table-cell>
          <table:table-cell office:value-type="string" calcext:value-type="string">
            <text:p>J14</text:p>
          </table:table-cell>
          <table:table-cell table:formula="of:=COM.MICROSOFT.CONCAT(&quot;set_property IOSTANDARD {&quot;;[.C49];&quot; [get_ports &quot;;[.B49];&quot;}]&quot;)" office:value-type="string" office:string-value="set_property IOSTANDARD {LVCMOS80 [get_ports PDAT_A[6]}]" calcext:value-type="string">
            <text:p>set_property IOSTANDARD {LVCMOS80 [get_ports PDAT_A[6]}]</text:p>
          </table:table-cell>
          <table:table-cell table:formula="of:=COM.MICROSOFT.CONCAT(&quot;set_property PACKAGE_PIN &quot;;[.D49];&quot; [get_ports {&quot;;[.B49];&quot;}]&quot;)" office:value-type="string" office:string-value="set_property PACKAGE_PIN J14 [get_ports {PDAT_A[6]}]" calcext:value-type="string">
            <text:p>set_property PACKAGE_PIN J14 [get_ports {PDAT_A[6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20</text:p>
          </table:table-cell>
          <table:table-cell office:value-type="string" calcext:value-type="string">
            <text:p>PDAT_A[7]</text:p>
          </table:table-cell>
          <table:table-cell office:value-type="string" calcext:value-type="string">
            <text:p>LVCMOS81</text:p>
          </table:table-cell>
          <table:table-cell office:value-type="string" calcext:value-type="string">
            <text:p>K14</text:p>
          </table:table-cell>
          <table:table-cell table:formula="of:=COM.MICROSOFT.CONCAT(&quot;set_property IOSTANDARD {&quot;;[.C50];&quot; [get_ports &quot;;[.B50];&quot;}]&quot;)" office:value-type="string" office:string-value="set_property IOSTANDARD {LVCMOS81 [get_ports PDAT_A[7]}]" calcext:value-type="string">
            <text:p>set_property IOSTANDARD {LVCMOS81 [get_ports PDAT_A[7]}]</text:p>
          </table:table-cell>
          <table:table-cell table:formula="of:=COM.MICROSOFT.CONCAT(&quot;set_property PACKAGE_PIN &quot;;[.D50];&quot; [get_ports {&quot;;[.B50];&quot;}]&quot;)" office:value-type="string" office:string-value="set_property PACKAGE_PIN K14 [get_ports {PDAT_A[7]}]" calcext:value-type="string">
            <text:p>set_property PACKAGE_PIN K14 [get_ports {PDAT_A[7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string" calcext:value-type="string">
            <text:p>PDAT_A[8]</text:p>
          </table:table-cell>
          <table:table-cell office:value-type="string" calcext:value-type="string">
            <text:p>LVCMOS82</text:p>
          </table:table-cell>
          <table:table-cell office:value-type="string" calcext:value-type="string">
            <text:p>G20</text:p>
          </table:table-cell>
          <table:table-cell table:formula="of:=COM.MICROSOFT.CONCAT(&quot;set_property IOSTANDARD {&quot;;[.C51];&quot; [get_ports &quot;;[.B51];&quot;}]&quot;)" office:value-type="string" office:string-value="set_property IOSTANDARD {LVCMOS82 [get_ports PDAT_A[8]}]" calcext:value-type="string">
            <text:p>set_property IOSTANDARD {LVCMOS82 [get_ports PDAT_A[8]}]</text:p>
          </table:table-cell>
          <table:table-cell table:formula="of:=COM.MICROSOFT.CONCAT(&quot;set_property PACKAGE_PIN &quot;;[.D51];&quot; [get_ports {&quot;;[.B51];&quot;}]&quot;)" office:value-type="string" office:string-value="set_property PACKAGE_PIN G20 [get_ports {PDAT_A[8]}]" calcext:value-type="string">
            <text:p>set_property PACKAGE_PIN G20 [get_ports {PDAT_A[8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8</text:p>
          </table:table-cell>
          <table:table-cell office:value-type="string" calcext:value-type="string">
            <text:p>PDAT_A[9]</text:p>
          </table:table-cell>
          <table:table-cell office:value-type="string" calcext:value-type="string">
            <text:p>LVCMOS83</text:p>
          </table:table-cell>
          <table:table-cell office:value-type="string" calcext:value-type="string">
            <text:p>G19</text:p>
          </table:table-cell>
          <table:table-cell table:formula="of:=COM.MICROSOFT.CONCAT(&quot;set_property IOSTANDARD {&quot;;[.C52];&quot; [get_ports &quot;;[.B52];&quot;}]&quot;)" office:value-type="string" office:string-value="set_property IOSTANDARD {LVCMOS83 [get_ports PDAT_A[9]}]" calcext:value-type="string">
            <text:p>set_property IOSTANDARD {LVCMOS83 [get_ports PDAT_A[9]}]</text:p>
          </table:table-cell>
          <table:table-cell table:formula="of:=COM.MICROSOFT.CONCAT(&quot;set_property PACKAGE_PIN &quot;;[.D52];&quot; [get_ports {&quot;;[.B52];&quot;}]&quot;)" office:value-type="string" office:string-value="set_property PACKAGE_PIN G19 [get_ports {PDAT_A[9]}]" calcext:value-type="string">
            <text:p>set_property PACKAGE_PIN G19 [get_ports {PDAT_A[9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string" calcext:value-type="string">
            <text:p>PDAT_A[10]</text:p>
          </table:table-cell>
          <table:table-cell office:value-type="string" calcext:value-type="string">
            <text:p>LVCMOS84</text:p>
          </table:table-cell>
          <table:table-cell office:value-type="string" calcext:value-type="string">
            <text:p>G18</text:p>
          </table:table-cell>
          <table:table-cell table:formula="of:=COM.MICROSOFT.CONCAT(&quot;set_property IOSTANDARD {&quot;;[.C53];&quot; [get_ports &quot;;[.B53];&quot;}]&quot;)" office:value-type="string" office:string-value="set_property IOSTANDARD {LVCMOS84 [get_ports PDAT_A[10]}]" calcext:value-type="string">
            <text:p>set_property IOSTANDARD {LVCMOS84 [get_ports PDAT_A[10]}]</text:p>
          </table:table-cell>
          <table:table-cell table:formula="of:=COM.MICROSOFT.CONCAT(&quot;set_property PACKAGE_PIN &quot;;[.D53];&quot; [get_ports {&quot;;[.B53];&quot;}]&quot;)" office:value-type="string" office:string-value="set_property PACKAGE_PIN G18 [get_ports {PDAT_A[10]}]" calcext:value-type="string">
            <text:p>set_property PACKAGE_PIN G18 [get_ports {PDAT_A[10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6</text:p>
          </table:table-cell>
          <table:table-cell office:value-type="string" calcext:value-type="string">
            <text:p>PDAT_A[11]</text:p>
          </table:table-cell>
          <table:table-cell office:value-type="string" calcext:value-type="string">
            <text:p>LVCMOS85</text:p>
          </table:table-cell>
          <table:table-cell office:value-type="string" calcext:value-type="string">
            <text:p>G17</text:p>
          </table:table-cell>
          <table:table-cell table:formula="of:=COM.MICROSOFT.CONCAT(&quot;set_property IOSTANDARD {&quot;;[.C54];&quot; [get_ports &quot;;[.B54];&quot;}]&quot;)" office:value-type="string" office:string-value="set_property IOSTANDARD {LVCMOS85 [get_ports PDAT_A[11]}]" calcext:value-type="string">
            <text:p>set_property IOSTANDARD {LVCMOS85 [get_ports PDAT_A[11]}]</text:p>
          </table:table-cell>
          <table:table-cell table:formula="of:=COM.MICROSOFT.CONCAT(&quot;set_property PACKAGE_PIN &quot;;[.D54];&quot; [get_ports {&quot;;[.B54];&quot;}]&quot;)" office:value-type="string" office:string-value="set_property PACKAGE_PIN G17 [get_ports {PDAT_A[11]}]" calcext:value-type="string">
            <text:p>set_property PACKAGE_PIN G17 [get_ports {PDAT_A[11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string" calcext:value-type="string">
            <text:p>PDAT_A[12]</text:p>
          </table:table-cell>
          <table:table-cell office:value-type="string" calcext:value-type="string">
            <text:p>LVCMOS86</text:p>
          </table:table-cell>
          <table:table-cell office:value-type="string" calcext:value-type="string">
            <text:p>H18</text:p>
          </table:table-cell>
          <table:table-cell table:formula="of:=COM.MICROSOFT.CONCAT(&quot;set_property IOSTANDARD {&quot;;[.C55];&quot; [get_ports &quot;;[.B55];&quot;}]&quot;)" office:value-type="string" office:string-value="set_property IOSTANDARD {LVCMOS86 [get_ports PDAT_A[12]}]" calcext:value-type="string">
            <text:p>set_property IOSTANDARD {LVCMOS86 [get_ports PDAT_A[12]}]</text:p>
          </table:table-cell>
          <table:table-cell table:formula="of:=COM.MICROSOFT.CONCAT(&quot;set_property PACKAGE_PIN &quot;;[.D55];&quot; [get_ports {&quot;;[.B55];&quot;}]&quot;)" office:value-type="string" office:string-value="set_property PACKAGE_PIN H18 [get_ports {PDAT_A[12]}]" calcext:value-type="string">
            <text:p>set_property PACKAGE_PIN H18 [get_ports {PDAT_A[12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4</text:p>
          </table:table-cell>
          <table:table-cell office:value-type="string" calcext:value-type="string">
            <text:p>PDAT_A[13]</text:p>
          </table:table-cell>
          <table:table-cell office:value-type="string" calcext:value-type="string">
            <text:p>LVCMOS87</text:p>
          </table:table-cell>
          <table:table-cell office:value-type="string" calcext:value-type="string">
            <text:p>J18</text:p>
          </table:table-cell>
          <table:table-cell table:formula="of:=COM.MICROSOFT.CONCAT(&quot;set_property IOSTANDARD {&quot;;[.C56];&quot; [get_ports &quot;;[.B56];&quot;}]&quot;)" office:value-type="string" office:string-value="set_property IOSTANDARD {LVCMOS87 [get_ports PDAT_A[13]}]" calcext:value-type="string">
            <text:p>set_property IOSTANDARD {LVCMOS87 [get_ports PDAT_A[13]}]</text:p>
          </table:table-cell>
          <table:table-cell table:formula="of:=COM.MICROSOFT.CONCAT(&quot;set_property PACKAGE_PIN &quot;;[.D56];&quot; [get_ports {&quot;;[.B56];&quot;}]&quot;)" office:value-type="string" office:string-value="set_property PACKAGE_PIN J18 [get_ports {PDAT_A[13]}]" calcext:value-type="string">
            <text:p>set_property PACKAGE_PIN J18 [get_ports {PDAT_A[13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string" calcext:value-type="string">
            <text:p>PDAT_A[14]</text:p>
          </table:table-cell>
          <table:table-cell office:value-type="string" calcext:value-type="string">
            <text:p>LVCMOS88</text:p>
          </table:table-cell>
          <table:table-cell office:value-type="string" calcext:value-type="string">
            <text:p>J19</text:p>
          </table:table-cell>
          <table:table-cell table:formula="of:=COM.MICROSOFT.CONCAT(&quot;set_property IOSTANDARD {&quot;;[.C57];&quot; [get_ports &quot;;[.B57];&quot;}]&quot;)" office:value-type="string" office:string-value="set_property IOSTANDARD {LVCMOS88 [get_ports PDAT_A[14]}]" calcext:value-type="string">
            <text:p>set_property IOSTANDARD {LVCMOS88 [get_ports PDAT_A[14]}]</text:p>
          </table:table-cell>
          <table:table-cell table:formula="of:=COM.MICROSOFT.CONCAT(&quot;set_property PACKAGE_PIN &quot;;[.D57];&quot; [get_ports {&quot;;[.B57];&quot;}]&quot;)" office:value-type="string" office:string-value="set_property PACKAGE_PIN J19 [get_ports {PDAT_A[14]}]" calcext:value-type="string">
            <text:p>set_property PACKAGE_PIN J19 [get_ports {PDAT_A[14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0</text:p>
          </table:table-cell>
          <table:table-cell office:value-type="string" calcext:value-type="string">
            <text:p>PDAT_A[15]</text:p>
          </table:table-cell>
          <table:table-cell office:value-type="string" calcext:value-type="string">
            <text:p>LVCMOS89</text:p>
          </table:table-cell>
          <table:table-cell office:value-type="string" calcext:value-type="string">
            <text:p>K19</text:p>
          </table:table-cell>
          <table:table-cell table:formula="of:=COM.MICROSOFT.CONCAT(&quot;set_property IOSTANDARD {&quot;;[.C58];&quot; [get_ports &quot;;[.B58];&quot;}]&quot;)" office:value-type="string" office:string-value="set_property IOSTANDARD {LVCMOS89 [get_ports PDAT_A[15]}]" calcext:value-type="string">
            <text:p>set_property IOSTANDARD {LVCMOS89 [get_ports PDAT_A[15]}]</text:p>
          </table:table-cell>
          <table:table-cell table:formula="of:=COM.MICROSOFT.CONCAT(&quot;set_property PACKAGE_PIN &quot;;[.D58];&quot; [get_ports {&quot;;[.B58];&quot;}]&quot;)" office:value-type="string" office:string-value="set_property PACKAGE_PIN K19 [get_ports {PDAT_A[15]}]" calcext:value-type="string">
            <text:p>set_property PACKAGE_PIN K19 [get_ports {PDAT_A[15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string" calcext:value-type="string">
            <text:p>PDAT_A[16]</text:p>
          </table:table-cell>
          <table:table-cell office:value-type="string" calcext:value-type="string">
            <text:p>LVCMOS90</text:p>
          </table:table-cell>
          <table:table-cell office:value-type="string" calcext:value-type="string">
            <text:p>M18</text:p>
          </table:table-cell>
          <table:table-cell table:formula="of:=COM.MICROSOFT.CONCAT(&quot;set_property IOSTANDARD {&quot;;[.C59];&quot; [get_ports &quot;;[.B59];&quot;}]&quot;)" office:value-type="string" office:string-value="set_property IOSTANDARD {LVCMOS90 [get_ports PDAT_A[16]}]" calcext:value-type="string">
            <text:p>set_property IOSTANDARD {LVCMOS90 [get_ports PDAT_A[16]}]</text:p>
          </table:table-cell>
          <table:table-cell table:formula="of:=COM.MICROSOFT.CONCAT(&quot;set_property PACKAGE_PIN &quot;;[.D59];&quot; [get_ports {&quot;;[.B59];&quot;}]&quot;)" office:value-type="string" office:string-value="set_property PACKAGE_PIN M18 [get_ports {PDAT_A[16]}]" calcext:value-type="string">
            <text:p>set_property PACKAGE_PIN M18 [get_ports {PDAT_A[16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8</text:p>
          </table:table-cell>
          <table:table-cell office:value-type="string" calcext:value-type="string">
            <text:p>PDAT_A[17]</text:p>
          </table:table-cell>
          <table:table-cell office:value-type="string" calcext:value-type="string">
            <text:p>LVCMOS91</text:p>
          </table:table-cell>
          <table:table-cell office:value-type="string" calcext:value-type="string">
            <text:p>M17</text:p>
          </table:table-cell>
          <table:table-cell table:formula="of:=COM.MICROSOFT.CONCAT(&quot;set_property IOSTANDARD {&quot;;[.C60];&quot; [get_ports &quot;;[.B60];&quot;}]&quot;)" office:value-type="string" office:string-value="set_property IOSTANDARD {LVCMOS91 [get_ports PDAT_A[17]}]" calcext:value-type="string">
            <text:p>set_property IOSTANDARD {LVCMOS91 [get_ports PDAT_A[17]}]</text:p>
          </table:table-cell>
          <table:table-cell table:formula="of:=COM.MICROSOFT.CONCAT(&quot;set_property PACKAGE_PIN &quot;;[.D60];&quot; [get_ports {&quot;;[.B60];&quot;}]&quot;)" office:value-type="string" office:string-value="set_property PACKAGE_PIN M17 [get_ports {PDAT_A[17]}]" calcext:value-type="string">
            <text:p>set_property PACKAGE_PIN M17 [get_ports {PDAT_A[17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string" calcext:value-type="string">
            <text:p>PDAT_A[18]</text:p>
          </table:table-cell>
          <table:table-cell office:value-type="string" calcext:value-type="string">
            <text:p>LVCMOS92</text:p>
          </table:table-cell>
          <table:table-cell office:value-type="string" calcext:value-type="string">
            <text:p>F17</text:p>
          </table:table-cell>
          <table:table-cell table:formula="of:=COM.MICROSOFT.CONCAT(&quot;set_property IOSTANDARD {&quot;;[.C61];&quot; [get_ports &quot;;[.B61];&quot;}]&quot;)" office:value-type="string" office:string-value="set_property IOSTANDARD {LVCMOS92 [get_ports PDAT_A[18]}]" calcext:value-type="string">
            <text:p>set_property IOSTANDARD {LVCMOS92 [get_ports PDAT_A[18]}]</text:p>
          </table:table-cell>
          <table:table-cell table:formula="of:=COM.MICROSOFT.CONCAT(&quot;set_property PACKAGE_PIN &quot;;[.D61];&quot; [get_ports {&quot;;[.B61];&quot;}]&quot;)" office:value-type="string" office:string-value="set_property PACKAGE_PIN F17 [get_ports {PDAT_A[18]}]" calcext:value-type="string">
            <text:p>set_property PACKAGE_PIN F17 [get_ports {PDAT_A[18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6</text:p>
          </table:table-cell>
          <table:table-cell office:value-type="string" calcext:value-type="string">
            <text:p>PDAT_A[19]</text:p>
          </table:table-cell>
          <table:table-cell office:value-type="string" calcext:value-type="string">
            <text:p>LVCMOS93</text:p>
          </table:table-cell>
          <table:table-cell office:value-type="string" calcext:value-type="string">
            <text:p>F16</text:p>
          </table:table-cell>
          <table:table-cell table:formula="of:=COM.MICROSOFT.CONCAT(&quot;set_property IOSTANDARD {&quot;;[.C62];&quot; [get_ports &quot;;[.B62];&quot;}]&quot;)" office:value-type="string" office:string-value="set_property IOSTANDARD {LVCMOS93 [get_ports PDAT_A[19]}]" calcext:value-type="string">
            <text:p>set_property IOSTANDARD {LVCMOS93 [get_ports PDAT_A[19]}]</text:p>
          </table:table-cell>
          <table:table-cell table:formula="of:=COM.MICROSOFT.CONCAT(&quot;set_property PACKAGE_PIN &quot;;[.D62];&quot; [get_ports {&quot;;[.B62];&quot;}]&quot;)" office:value-type="string" office:string-value="set_property PACKAGE_PIN F16 [get_ports {PDAT_A[19]}]" calcext:value-type="string">
            <text:p>set_property PACKAGE_PIN F16 [get_ports {PDAT_A[19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string" calcext:value-type="string">
            <text:p>PDAT_A[20]</text:p>
          </table:table-cell>
          <table:table-cell office:value-type="string" calcext:value-type="string">
            <text:p>LVCMOS94</text:p>
          </table:table-cell>
          <table:table-cell office:value-type="string" calcext:value-type="string">
            <text:p>D20</text:p>
          </table:table-cell>
          <table:table-cell table:formula="of:=COM.MICROSOFT.CONCAT(&quot;set_property IOSTANDARD {&quot;;[.C63];&quot; [get_ports &quot;;[.B63];&quot;}]&quot;)" office:value-type="string" office:string-value="set_property IOSTANDARD {LVCMOS94 [get_ports PDAT_A[20]}]" calcext:value-type="string">
            <text:p>set_property IOSTANDARD {LVCMOS94 [get_ports PDAT_A[20]}]</text:p>
          </table:table-cell>
          <table:table-cell table:formula="of:=COM.MICROSOFT.CONCAT(&quot;set_property PACKAGE_PIN &quot;;[.D63];&quot; [get_ports {&quot;;[.B63];&quot;}]&quot;)" office:value-type="string" office:string-value="set_property PACKAGE_PIN D20 [get_ports {PDAT_A[20]}]" calcext:value-type="string">
            <text:p>set_property PACKAGE_PIN D20 [get_ports {PDAT_A[20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4</text:p>
          </table:table-cell>
          <table:table-cell office:value-type="string" calcext:value-type="string">
            <text:p>PDAT_A[21]</text:p>
          </table:table-cell>
          <table:table-cell office:value-type="string" calcext:value-type="string">
            <text:p>LVCMOS95</text:p>
          </table:table-cell>
          <table:table-cell office:value-type="string" calcext:value-type="string">
            <text:p>D19</text:p>
          </table:table-cell>
          <table:table-cell table:formula="of:=COM.MICROSOFT.CONCAT(&quot;set_property IOSTANDARD {&quot;;[.C64];&quot; [get_ports &quot;;[.B64];&quot;}]&quot;)" office:value-type="string" office:string-value="set_property IOSTANDARD {LVCMOS95 [get_ports PDAT_A[21]}]" calcext:value-type="string">
            <text:p>set_property IOSTANDARD {LVCMOS95 [get_ports PDAT_A[21]}]</text:p>
          </table:table-cell>
          <table:table-cell table:formula="of:=COM.MICROSOFT.CONCAT(&quot;set_property PACKAGE_PIN &quot;;[.D64];&quot; [get_ports {&quot;;[.B64];&quot;}]&quot;)" office:value-type="string" office:string-value="set_property PACKAGE_PIN D19 [get_ports {PDAT_A[21]}]" calcext:value-type="string">
            <text:p>set_property PACKAGE_PIN D19 [get_ports {PDAT_A[21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2</text:p>
          </table:table-cell>
          <table:table-cell office:value-type="string" calcext:value-type="string">
            <text:p>PDAT_A[22]</text:p>
          </table:table-cell>
          <table:table-cell office:value-type="string" calcext:value-type="string">
            <text:p>LVCMOS96</text:p>
          </table:table-cell>
          <table:table-cell office:value-type="string" calcext:value-type="string">
            <text:p>A20</text:p>
          </table:table-cell>
          <table:table-cell table:formula="of:=COM.MICROSOFT.CONCAT(&quot;set_property IOSTANDARD {&quot;;[.C65];&quot; [get_ports &quot;;[.B65];&quot;}]&quot;)" office:value-type="string" office:string-value="set_property IOSTANDARD {LVCMOS96 [get_ports PDAT_A[22]}]" calcext:value-type="string">
            <text:p>set_property IOSTANDARD {LVCMOS96 [get_ports PDAT_A[22]}]</text:p>
          </table:table-cell>
          <table:table-cell table:formula="of:=COM.MICROSOFT.CONCAT(&quot;set_property PACKAGE_PIN &quot;;[.D65];&quot; [get_ports {&quot;;[.B65];&quot;}]&quot;)" office:value-type="string" office:string-value="set_property PACKAGE_PIN A20 [get_ports {PDAT_A[22]}]" calcext:value-type="string">
            <text:p>set_property PACKAGE_PIN A20 [get_ports {PDAT_A[22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2</text:p>
          </table:table-cell>
          <table:table-cell office:value-type="string" calcext:value-type="string">
            <text:p>PDAT_A[23]</text:p>
          </table:table-cell>
          <table:table-cell office:value-type="string" calcext:value-type="string">
            <text:p>LVCMOS97</text:p>
          </table:table-cell>
          <table:table-cell office:value-type="string" calcext:value-type="string">
            <text:p>B19</text:p>
          </table:table-cell>
          <table:table-cell table:formula="of:=COM.MICROSOFT.CONCAT(&quot;set_property IOSTANDARD {&quot;;[.C66];&quot; [get_ports &quot;;[.B66];&quot;}]&quot;)" office:value-type="string" office:string-value="set_property IOSTANDARD {LVCMOS97 [get_ports PDAT_A[23]}]" calcext:value-type="string">
            <text:p>set_property IOSTANDARD {LVCMOS97 [get_ports PDAT_A[23]}]</text:p>
          </table:table-cell>
          <table:table-cell table:formula="of:=COM.MICROSOFT.CONCAT(&quot;set_property PACKAGE_PIN &quot;;[.D66];&quot; [get_ports {&quot;;[.B66];&quot;}]&quot;)" office:value-type="string" office:string-value="set_property PACKAGE_PIN B19 [get_ports {PDAT_A[23]}]" calcext:value-type="string">
            <text:p>set_property PACKAGE_PIN B19 [get_ports {PDAT_A[23]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P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LVCMOS98</text:p>
          </table:table-cell>
          <table:table-cell office:value-type="string" calcext:value-type="string">
            <text:p>C20</text:p>
          </table:table-cell>
          <table:table-cell table:formula="of:=COM.MICROSOFT.CONCAT(&quot;set_property IOSTANDARD {&quot;;[.C67];&quot; [get_ports &quot;;[.B67];&quot;}]&quot;)" office:value-type="string" office:string-value="set_property IOSTANDARD {LVCMOS98 [get_ports SCL}]" calcext:value-type="string">
            <text:p>set_property IOSTANDARD {LVCMOS98 [get_ports SCL}]</text:p>
          </table:table-cell>
          <table:table-cell table:formula="of:=COM.MICROSOFT.CONCAT(&quot;set_property PACKAGE_PIN &quot;;[.D67];&quot; [get_ports {&quot;;[.B67];&quot;}]&quot;)" office:value-type="string" office:string-value="set_property PACKAGE_PIN C20 [get_ports {SCL}]" calcext:value-type="string">
            <text:p>set_property PACKAGE_PIN C20 [get_ports {SCL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_B35_L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LVCMOS99</text:p>
          </table:table-cell>
          <table:table-cell office:value-type="string" calcext:value-type="string">
            <text:p>B20</text:p>
          </table:table-cell>
          <table:table-cell table:formula="of:=COM.MICROSOFT.CONCAT(&quot;set_property IOSTANDARD {&quot;;[.C68];&quot; [get_ports &quot;;[.B68];&quot;}]&quot;)" office:value-type="string" office:string-value="set_property IOSTANDARD {LVCMOS99 [get_ports SDA}]" calcext:value-type="string">
            <text:p>set_property IOSTANDARD {LVCMOS99 [get_ports SDA}]</text:p>
          </table:table-cell>
          <table:table-cell table:formula="of:=COM.MICROSOFT.CONCAT(&quot;set_property PACKAGE_PIN &quot;;[.D68];&quot; [get_ports {&quot;;[.B68];&quot;}]&quot;)" office:value-type="string" office:string-value="set_property PACKAGE_PIN B20 [get_ports {SDA}]" calcext:value-type="string">
            <text:p>set_property PACKAGE_PIN B20 [get_ports {SDA}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_MIO14</text:p>
          </table:table-cell>
          <table:table-cell office:value-type="string" calcext:value-type="string">
            <text:p>S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_MIO15</text:p>
          </table:table-cell>
          <table:table-cell office:value-type="string" calcext:value-type="string">
            <text:p>SDA</text:p>
          </table:table-cell>
          <table:table-cell table:number-columns-repeated="1021"/>
        </table:table-row>
      </table:table>
      <table:table table:name="All Pin Locations" table:style-name="ta1"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P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N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P[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N[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P[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N[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P[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N[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P[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4_LN[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6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7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8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9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CD_DATA[1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BP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C0_SDA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C0_SCL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MEMS_INT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LCD_VSYN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LCD_HSYN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LCD_D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LCD_PCLK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S_DI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S_FSYNC_I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O_B34_LP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O_B34_LP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O_B34_LN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O_B34_LP1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O_B34_LN1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6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6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7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7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8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8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9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9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5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6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6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7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7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8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8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19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19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2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2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2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2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2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2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2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2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P[2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IO_B35_LN[24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HDMI_INT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S_DOUT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S_SCLK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I2S_FSYNC_OUT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SW[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SW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SW[2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SW[3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EDS[0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EDS[1]}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property</text:p>
          </table:table-cell>
          <table:table-cell office:value-type="string" calcext:value-type="string">
            <text:p>PACKAGE_PIN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[get_ports</text:p>
          </table:table-cell>
          <table:table-cell office:value-type="string" calcext:value-type="string">
            <text:p>{LEDS[2]}]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DLP Mapping'.A43:'DLP Mapping'.B6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15:52.806923235</meta:creation-date>
    <dc:date>2019-08-28T22:21:13.671021292</dc:date>
    <meta:editing-duration>PT42M45S</meta:editing-duration>
    <meta:editing-cycles>13</meta:editing-cycles>
    <meta:generator>LibreOffice/6.0.7.3$Linux_X86_64 LibreOffice_project/00m0$Build-3</meta:generator>
    <meta:document-statistic meta:table-count="2" meta:cell-count="912" meta:object-count="0"/>
  </office:meta>
</office:document-meta>
</file>